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row table:style-name="ro1">
          <table:table-cell table:style-name="pd1" office:value-type="string" calcext:value-type="string">
            <text:p>variation_name</text:p>
          </table:table-cell>
          <table:table-cell table:style-name="pd1" office:value-type="string" calcext:value-type="string">
            <text:p>position_offset_x</text:p>
          </table:table-cell>
          <table:table-cell table:style-name="pd1" office:value-type="string" calcext:value-type="string">
            <text:p>position_offset_y</text:p>
          </table:table-cell>
          <table:table-cell table:style-name="pd1" office:value-type="string" calcext:value-type="string">
            <text:p>position_offset_z</text:p>
          </table:table-cell>
          <table:table-cell table:style-name="pd1" office:value-type="string" calcext:value-type="string">
            <text:p>rotation_offset_deg_x</text:p>
          </table:table-cell>
          <table:table-cell table:style-name="pd1" office:value-type="string" calcext:value-type="string">
            <text:p>rotation_offset_deg_y</text:p>
          </table:table-cell>
          <table:table-cell table:style-name="pd1" office:value-type="string" calcext:value-type="string">
            <text:p>rotation_offset_deg_z</text:p>
          </table:table-cell>
          <table:table-cell table:style-name="pd1" office:value-type="string" calcext:value-type="string">
            <text:p>Dist_COP_x</text:p>
          </table:table-cell>
          <table:table-cell table:style-name="pd1" office:value-type="string" calcext:value-type="string">
            <text:p>Dist_COP_x_direction</text:p>
          </table:table-cell>
          <table:table-cell table:style-name="pd1" office:value-type="string" calcext:value-type="string">
            <text:p>opt_COPx</text:p>
          </table:table-cell>
          <table:table-cell table:style-name="pd1" office:value-type="string" calcext:value-type="string">
            <text:p>CoP+ X</text:p>
          </table:table-cell>
          <table:table-cell table:style-name="pd1" office:value-type="string" calcext:value-type="string">
            <text:p>CoP+ Y</text:p>
          </table:table-cell>
          <table:table-cell table:style-name="pd1" office:value-type="string" calcext:value-type="string">
            <text:p>CoP+ Z</text:p>
          </table:table-cell>
          <table:table-cell table:style-name="pd1" office:value-type="string" calcext:value-type="string">
            <text:p>Taxel+ active</text:p>
          </table:table-cell>
          <table:table-cell table:style-name="pd1" office:value-type="string" calcext:value-type="string">
            <text:p>F_max+</text:p>
          </table:table-cell>
          <table:table-cell table:style-name="pd1" office:value-type="string" calcext:value-type="string">
            <text:p>F_min+</text:p>
          </table:table-cell>
          <table:table-cell table:style-name="pd1" office:value-type="string" calcext:value-type="string">
            <text:p>Dist+</text:p>
          </table:table-cell>
          <table:table-cell table:style-name="pd1" office:value-type="string" calcext:value-type="string">
            <text:p>F_mean10</text:p>
          </table:table-cell>
          <table:table-cell table:style-name="pd1" office:value-type="string" calcext:value-type="string">
            <text:p>Std_10</text:p>
          </table:table-cell>
          <table:table-cell table:style-name="pd1" office:value-type="string" calcext:value-type="string">
            <text:p>Mean_1-5</text:p>
          </table:table-cell>
          <table:table-cell table:style-name="pd1" office:value-type="string" calcext:value-type="string">
            <text:p>Mean_7-11</text:p>
          </table:table-cell>
          <table:table-cell table:style-name="pd1"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BS([.I2])" office:value-type="float" office:value="0.00033167" calcext:value-type="float">
            <text:p>0.00033167</text:p>
          </table:table-cell>
          <table:table-cell office:value-type="float" office:value="0.00033167" calcext:value-type="float">
            <text:p>0.00033167</text:p>
          </table:table-cell>
          <table:table-cell office:value-type="float" office:value="0.19289845" calcext:value-type="float">
            <text:p>0.19289845</text:p>
          </table:table-cell>
          <table:table-cell office:value-type="float" office:value="0.19323011" calcext:value-type="float">
            <text:p>0.19323011</text:p>
          </table:table-cell>
          <table:table-cell office:value-type="float" office:value="0.5415099" calcext:value-type="float">
            <text:p>0.5415099</text:p>
          </table:table-cell>
          <table:table-cell office:value-type="float" office:value="0.09940297" calcext:value-type="float">
            <text:p>0.09940297</text:p>
          </table:table-cell>
          <table:table-cell office:value-type="float" office:value="2" calcext:value-type="float">
            <text:p>2</text:p>
          </table:table-cell>
          <table:table-cell office:value-type="float" office:value="1.64742097854614" calcext:value-type="float">
            <text:p>1.64742097854614</text:p>
          </table:table-cell>
          <table:table-cell office:value-type="float" office:value="-0.0903804011642933" calcext:value-type="float">
            <text:p>-0.0903804011642933</text:p>
          </table:table-cell>
          <table:table-cell office:value-type="float" office:value="1.73780137971044" calcext:value-type="float">
            <text:p>1.73780137971044</text:p>
          </table:table-cell>
          <table:table-cell office:value-type="float" office:value="0.290068439118331" calcext:value-type="float">
            <text:p>0.290068439118331</text:p>
          </table:table-cell>
          <table:table-cell office:value-type="float" office:value="0.638250053756426" calcext:value-type="float">
            <text:p>0.638250053756426</text:p>
          </table:table-cell>
          <table:table-cell office:value-type="float" office:value="0.332947875747923" calcext:value-type="float">
            <text:p>0.332947875747923</text:p>
          </table:table-cell>
          <table:table-cell office:value-type="float" office:value="0.24718900248874" calcext:value-type="float">
            <text:p>0.24718900248874</text:p>
          </table:table-cell>
          <table:table-cell office:value-type="float" office:value="0.0857588732591831" calcext:value-type="float">
            <text:p>0.0857588732591831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3])" office:value-type="float" office:value="0.00065816" calcext:value-type="float">
            <text:p>0.00065816</text:p>
          </table:table-cell>
          <table:table-cell office:value-type="float" office:value="-0.00065816" calcext:value-type="float">
            <text:p>-0.00065816</text:p>
          </table:table-cell>
          <table:table-cell office:value-type="float" office:value="0.19389767" calcext:value-type="float">
            <text:p>0.19389767</text:p>
          </table:table-cell>
          <table:table-cell office:value-type="float" office:value="0.19352948" calcext:value-type="float">
            <text:p>0.19352948</text:p>
          </table:table-cell>
          <table:table-cell office:value-type="float" office:value="0.54151294" calcext:value-type="float">
            <text:p>0.54151294</text:p>
          </table:table-cell>
          <table:table-cell office:value-type="float" office:value="0.09940322" calcext:value-type="float">
            <text:p>0.09940322</text:p>
          </table:table-cell>
          <table:table-cell office:value-type="float" office:value="2" calcext:value-type="float">
            <text:p>2</text:p>
          </table:table-cell>
          <table:table-cell office:value-type="float" office:value="1.64588761329651" calcext:value-type="float">
            <text:p>1.64588761329651</text:p>
          </table:table-cell>
          <table:table-cell office:value-type="float" office:value="-0.0909954003989696" calcext:value-type="float">
            <text:p>-0.0909954003989696</text:p>
          </table:table-cell>
          <table:table-cell office:value-type="float" office:value="1.73688301369548" calcext:value-type="float">
            <text:p>1.73688301369548</text:p>
          </table:table-cell>
          <table:table-cell office:value-type="float" office:value="0.284283342345152" calcext:value-type="float">
            <text:p>0.284283342345152</text:p>
          </table:table-cell>
          <table:table-cell office:value-type="float" office:value="0.630660002546942" calcext:value-type="float">
            <text:p>0.630660002546942</text:p>
          </table:table-cell>
          <table:table-cell office:value-type="float" office:value="0.259402082078159" calcext:value-type="float">
            <text:p>0.259402082078159</text:p>
          </table:table-cell>
          <table:table-cell office:value-type="float" office:value="0.309164602612145" calcext:value-type="float">
            <text:p>0.309164602612145</text:p>
          </table:table-cell>
          <table:table-cell office:value-type="float" office:value="0.0497625205339864" calcext:value-type="float">
            <text:p>0.0497625205339864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4])" office:value-type="float" office:value="0.00104603" calcext:value-type="float">
            <text:p>0.00104603</text:p>
          </table:table-cell>
          <table:table-cell office:value-type="float" office:value="-0.00104603" calcext:value-type="float">
            <text:p>-0.00104603</text:p>
          </table:table-cell>
          <table:table-cell office:value-type="float" office:value="0.1948922" calcext:value-type="float">
            <text:p>0.1948922</text:p>
          </table:table-cell>
          <table:table-cell office:value-type="float" office:value="0.19384617" calcext:value-type="float">
            <text:p>0.19384617</text:p>
          </table:table-cell>
          <table:table-cell office:value-type="float" office:value="0.54150656" calcext:value-type="float">
            <text:p>0.54150656</text:p>
          </table:table-cell>
          <table:table-cell office:value-type="float" office:value="0.09940098" calcext:value-type="float">
            <text:p>0.09940098</text:p>
          </table:table-cell>
          <table:table-cell office:value-type="float" office:value="2" calcext:value-type="float">
            <text:p>2</text:p>
          </table:table-cell>
          <table:table-cell office:value-type="float" office:value="2.03378859758377" calcext:value-type="float">
            <text:p>2.03378859758377</text:p>
          </table:table-cell>
          <table:table-cell office:value-type="float" office:value="-0.0914463993161917" calcext:value-type="float">
            <text:p>-0.0914463993161917</text:p>
          </table:table-cell>
          <table:table-cell office:value-type="float" office:value="2.12523499689996" calcext:value-type="float">
            <text:p>2.12523499689996</text:p>
          </table:table-cell>
          <table:table-cell office:value-type="float" office:value="0.293565740478807" calcext:value-type="float">
            <text:p>0.293565740478807</text:p>
          </table:table-cell>
          <table:table-cell office:value-type="float" office:value="0.690799194163176" calcext:value-type="float">
            <text:p>0.690799194163176</text:p>
          </table:table-cell>
          <table:table-cell office:value-type="float" office:value="0.20090328141232" calcext:value-type="float">
            <text:p>0.20090328141232</text:p>
          </table:table-cell>
          <table:table-cell office:value-type="float" office:value="0.386228199545294" calcext:value-type="float">
            <text:p>0.386228199545294</text:p>
          </table:table-cell>
          <table:table-cell office:value-type="float" office:value="0.185324918132974" calcext:value-type="float">
            <text:p>0.185324918132974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5])" office:value-type="float" office:value="0.00158637" calcext:value-type="float">
            <text:p>0.00158637</text:p>
          </table:table-cell>
          <table:table-cell office:value-type="float" office:value="-0.00158637" calcext:value-type="float">
            <text:p>-0.00158637</text:p>
          </table:table-cell>
          <table:table-cell office:value-type="float" office:value="0.19589752" calcext:value-type="float">
            <text:p>0.19589752</text:p>
          </table:table-cell>
          <table:table-cell office:value-type="float" office:value="0.19431111" calcext:value-type="float">
            <text:p>0.19431111</text:p>
          </table:table-cell>
          <table:table-cell office:value-type="float" office:value="0.54150822" calcext:value-type="float">
            <text:p>0.54150822</text:p>
          </table:table-cell>
          <table:table-cell office:value-type="float" office:value="0.09940086" calcext:value-type="float">
            <text:p>0.09940086</text:p>
          </table:table-cell>
          <table:table-cell office:value-type="float" office:value="2" calcext:value-type="float">
            <text:p>2</text:p>
          </table:table-cell>
          <table:table-cell office:value-type="float" office:value="2.42673258781433" calcext:value-type="float">
            <text:p>2.42673258781433</text:p>
          </table:table-cell>
          <table:table-cell office:value-type="float" office:value="-0.0919794008135796" calcext:value-type="float">
            <text:p>-0.0919794008135796</text:p>
          </table:table-cell>
          <table:table-cell office:value-type="float" office:value="2.51871198862791" calcext:value-type="float">
            <text:p>2.51871198862791</text:p>
          </table:table-cell>
          <table:table-cell office:value-type="float" office:value="0.309625438025105" calcext:value-type="float">
            <text:p>0.309625438025105</text:p>
          </table:table-cell>
          <table:table-cell office:value-type="float" office:value="0.785419501422864" calcext:value-type="float">
            <text:p>0.785419501422864</text:p>
          </table:table-cell>
          <table:table-cell office:value-type="float" office:value="0.154868478666758" calcext:value-type="float">
            <text:p>0.154868478666758</text:p>
          </table:table-cell>
          <table:table-cell office:value-type="float" office:value="0.464382397383452" calcext:value-type="float">
            <text:p>0.464382397383452</text:p>
          </table:table-cell>
          <table:table-cell office:value-type="float" office:value="0.309513918716693" calcext:value-type="float">
            <text:p>0.309513918716693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6])" office:value-type="float" office:value="0.00194982" calcext:value-type="float">
            <text:p>0.00194982</text:p>
          </table:table-cell>
          <table:table-cell office:value-type="float" office:value="-0.00194982" calcext:value-type="float">
            <text:p>-0.00194982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19495017" calcext:value-type="float">
            <text:p>0.19495017</text:p>
          </table:table-cell>
          <table:table-cell office:value-type="float" office:value="0.54152003" calcext:value-type="float">
            <text:p>0.54152003</text:p>
          </table:table-cell>
          <table:table-cell office:value-type="float" office:value="0.09939857" calcext:value-type="float">
            <text:p>0.09939857</text:p>
          </table:table-cell>
          <table:table-cell office:value-type="float" office:value="2" calcext:value-type="float">
            <text:p>2</text:p>
          </table:table-cell>
          <table:table-cell office:value-type="float" office:value="2.68130161762238" calcext:value-type="float">
            <text:p>2.68130161762238</text:p>
          </table:table-cell>
          <table:table-cell office:value-type="float" office:value="-0.0918973986059427" calcext:value-type="float">
            <text:p>-0.0918973986059427</text:p>
          </table:table-cell>
          <table:table-cell office:value-type="float" office:value="2.77319901622832" calcext:value-type="float">
            <text:p>2.77319901622832</text:p>
          </table:table-cell>
          <table:table-cell office:value-type="float" office:value="0.317062842709711" calcext:value-type="float">
            <text:p>0.317062842709711</text:p>
          </table:table-cell>
          <table:table-cell office:value-type="float" office:value="0.854228256462359" calcext:value-type="float">
            <text:p>0.854228256462359</text:p>
          </table:table-cell>
          <table:table-cell office:value-type="float" office:value="0.119559281531256" calcext:value-type="float">
            <text:p>0.119559281531256</text:p>
          </table:table-cell>
          <table:table-cell office:value-type="float" office:value="0.514566403888166" calcext:value-type="float">
            <text:p>0.514566403888166</text:p>
          </table:table-cell>
          <table:table-cell office:value-type="float" office:value="0.39500712235691" calcext:value-type="float">
            <text:p>0.39500712235691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7])" office:value-type="float" office:value="0.00218569" calcext:value-type="float">
            <text:p>0.00218569</text:p>
          </table:table-cell>
          <table:table-cell office:value-type="float" office:value="-0.00218569" calcext:value-type="float">
            <text:p>-0.00218569</text:p>
          </table:table-cell>
          <table:table-cell office:value-type="float" office:value="0.19789859" calcext:value-type="float">
            <text:p>0.19789859</text:p>
          </table:table-cell>
          <table:table-cell office:value-type="float" office:value="0.19571286" calcext:value-type="float">
            <text:p>0.19571286</text:p>
          </table:table-cell>
          <table:table-cell office:value-type="float" office:value="0.54150755" calcext:value-type="float">
            <text:p>0.54150755</text:p>
          </table:table-cell>
          <table:table-cell office:value-type="float" office:value="0.09940074" calcext:value-type="float">
            <text:p>0.09940074</text:p>
          </table:table-cell>
          <table:table-cell office:value-type="float" office:value="2" calcext:value-type="float">
            <text:p>2</text:p>
          </table:table-cell>
          <table:table-cell office:value-type="float" office:value="2.76518762111664" calcext:value-type="float">
            <text:p>2.76518762111664</text:p>
          </table:table-cell>
          <table:table-cell office:value-type="float" office:value="-0.0922254011034966" calcext:value-type="float">
            <text:p>-0.0922254011034966</text:p>
          </table:table-cell>
          <table:table-cell office:value-type="float" office:value="2.85741302222013" calcext:value-type="float">
            <text:p>2.85741302222013</text:p>
          </table:table-cell>
          <table:table-cell office:value-type="float" office:value="0.311408941962291" calcext:value-type="float">
            <text:p>0.311408941962291</text:p>
          </table:table-cell>
          <table:table-cell office:value-type="float" office:value="0.876713864311719" calcext:value-type="float">
            <text:p>0.876713864311719</text:p>
          </table:table-cell>
          <table:table-cell office:value-type="float" office:value="0.0923024800093845" calcext:value-type="float">
            <text:p>0.0923024800093845</text:p>
          </table:table-cell>
          <table:table-cell office:value-type="float" office:value="0.530515403915197" calcext:value-type="float">
            <text:p>0.530515403915197</text:p>
          </table:table-cell>
          <table:table-cell office:value-type="float" office:value="0.438212923905812" calcext:value-type="float">
            <text:p>0.438212923905812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8])" office:value-type="float" office:value="0.00232828" calcext:value-type="float">
            <text:p>0.00232828</text:p>
          </table:table-cell>
          <table:table-cell office:value-type="float" office:value="-0.00232828" calcext:value-type="float">
            <text:p>-0.00232828</text:p>
          </table:table-cell>
          <table:table-cell office:value-type="float" office:value="0.19889399" calcext:value-type="float">
            <text:p>0.19889399</text:p>
          </table:table-cell>
          <table:table-cell office:value-type="float" office:value="0.19656574" calcext:value-type="float">
            <text:p>0.19656574</text:p>
          </table:table-cell>
          <table:table-cell office:value-type="float" office:value="0.54150775" calcext:value-type="float">
            <text:p>0.54150775</text:p>
          </table:table-cell>
          <table:table-cell office:value-type="float" office:value="0.09940045" calcext:value-type="float">
            <text:p>0.09940045</text:p>
          </table:table-cell>
          <table:table-cell office:value-type="float" office:value="2" calcext:value-type="float">
            <text:p>2</text:p>
          </table:table-cell>
          <table:table-cell office:value-type="float" office:value="2.6789235830307" calcext:value-type="float">
            <text:p>2.6789235830307</text:p>
          </table:table-cell>
          <table:table-cell office:value-type="float" office:value="-0.0923893991857766" calcext:value-type="float">
            <text:p>-0.0923893991857766</text:p>
          </table:table-cell>
          <table:table-cell office:value-type="float" office:value="2.77131298221648" calcext:value-type="float">
            <text:p>2.77131298221648</text:p>
          </table:table-cell>
          <table:table-cell office:value-type="float" office:value="0.292151237861253" calcext:value-type="float">
            <text:p>0.292151237861253</text:p>
          </table:table-cell>
          <table:table-cell office:value-type="float" office:value="0.848618218392213" calcext:value-type="float">
            <text:p>0.848618218392213</text:p>
          </table:table-cell>
          <table:table-cell office:value-type="float" office:value="0.0718352790270001" calcext:value-type="float">
            <text:p>0.0718352790270001</text:p>
          </table:table-cell>
          <table:table-cell office:value-type="float" office:value="0.512467196695507" calcext:value-type="float">
            <text:p>0.512467196695507</text:p>
          </table:table-cell>
          <table:table-cell office:value-type="float" office:value="0.440631917668507" calcext:value-type="float">
            <text:p>0.440631917668507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9])" office:value-type="float" office:value="0.00241375" calcext:value-type="float">
            <text:p>0.00241375</text:p>
          </table:table-cell>
          <table:table-cell office:value-type="float" office:value="-0.00241375" calcext:value-type="float">
            <text:p>-0.00241375</text:p>
          </table:table-cell>
          <table:table-cell office:value-type="float" office:value="0.19989429" calcext:value-type="float">
            <text:p>0.19989429</text:p>
          </table:table-cell>
          <table:table-cell office:value-type="float" office:value="0.19748059" calcext:value-type="float">
            <text:p>0.19748059</text:p>
          </table:table-cell>
          <table:table-cell office:value-type="float" office:value="0.54150851" calcext:value-type="float">
            <text:p>0.54150851</text:p>
          </table:table-cell>
          <table:table-cell office:value-type="float" office:value="0.09940147" calcext:value-type="float">
            <text:p>0.09940147</text:p>
          </table:table-cell>
          <table:table-cell office:value-type="float" office:value="2" calcext:value-type="float">
            <text:p>2</text:p>
          </table:table-cell>
          <table:table-cell office:value-type="float" office:value="2.43407157659531" calcext:value-type="float">
            <text:p>2.43407157659531</text:p>
          </table:table-cell>
          <table:table-cell office:value-type="float" office:value="-0.0927173994481563" calcext:value-type="float">
            <text:p>-0.0927173994481563</text:p>
          </table:table-cell>
          <table:table-cell office:value-type="float" office:value="2.52678897604346" calcext:value-type="float">
            <text:p>2.52678897604346</text:p>
          </table:table-cell>
          <table:table-cell office:value-type="float" office:value="0.259293837391306" calcext:value-type="float">
            <text:p>0.259293837391306</text:p>
          </table:table-cell>
          <table:table-cell office:value-type="float" office:value="0.771642114767252" calcext:value-type="float">
            <text:p>0.771642114767252</text:p>
          </table:table-cell>
          <table:table-cell office:value-type="float" office:value="0.0556320793833584" calcext:value-type="float">
            <text:p>0.0556320793833584</text:p>
          </table:table-cell>
          <table:table-cell office:value-type="float" office:value="0.462955595399253" calcext:value-type="float">
            <text:p>0.462955595399253</text:p>
          </table:table-cell>
          <table:table-cell office:value-type="float" office:value="0.407323516015895" calcext:value-type="float">
            <text:p>0.407323516015895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0])" office:value-type="float" office:value="0.00235522" calcext:value-type="float">
            <text:p>0.00235522</text:p>
          </table:table-cell>
          <table:table-cell office:value-type="float" office:value="-0.00235522" calcext:value-type="float">
            <text:p>-0.00235522</text:p>
          </table:table-cell>
          <table:table-cell office:value-type="float" office:value="0.20089553" calcext:value-type="float">
            <text:p>0.20089553</text:p>
          </table:table-cell>
          <table:table-cell office:value-type="float" office:value="0.19854033" calcext:value-type="float">
            <text:p>0.19854033</text:p>
          </table:table-cell>
          <table:table-cell office:value-type="float" office:value="0.54150651" calcext:value-type="float">
            <text:p>0.54150651</text:p>
          </table:table-cell>
          <table:table-cell office:value-type="float" office:value="0.09940126" calcext:value-type="float">
            <text:p>0.09940126</text:p>
          </table:table-cell>
          <table:table-cell office:value-type="float" office:value="2" calcext:value-type="float">
            <text:p>2</text:p>
          </table:table-cell>
          <table:table-cell office:value-type="float" office:value="1.93813560009003" calcext:value-type="float">
            <text:p>1.93813560009003</text:p>
          </table:table-cell>
          <table:table-cell office:value-type="float" office:value="-0.0932913988828658" calcext:value-type="float">
            <text:p>-0.0932913988828658</text:p>
          </table:table-cell>
          <table:table-cell office:value-type="float" office:value="2.03142699897289" calcext:value-type="float">
            <text:p>2.03142699897289</text:p>
          </table:table-cell>
          <table:table-cell office:value-type="float" office:value="0.205448539762292" calcext:value-type="float">
            <text:p>0.205448539762292</text:p>
          </table:table-cell>
          <table:table-cell office:value-type="float" office:value="0.616461168975784" calcext:value-type="float">
            <text:p>0.616461168975784</text:p>
          </table:table-cell>
          <table:table-cell office:value-type="float" office:value="0.0479076793976128" calcext:value-type="float">
            <text:p>0.0479076793976128</text:p>
          </table:table-cell>
          <table:table-cell office:value-type="float" office:value="0.362989400126971" calcext:value-type="float">
            <text:p>0.362989400126971</text:p>
          </table:table-cell>
          <table:table-cell office:value-type="float" office:value="0.315081720729358" calcext:value-type="float">
            <text:p>0.315081720729358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1])" office:value-type="float" office:value="0.00091546" calcext:value-type="float">
            <text:p>0.00091546</text:p>
          </table:table-cell>
          <table:table-cell office:value-type="float" office:value="0.00091546" calcext:value-type="float">
            <text:p>0.00091546</text:p>
          </table:table-cell>
          <table:table-cell office:value-type="float" office:value="0.19191011" calcext:value-type="float">
            <text:p>0.19191011</text:p>
          </table:table-cell>
          <table:table-cell office:value-type="float" office:value="0.19282562" calcext:value-type="float">
            <text:p>0.19282562</text:p>
          </table:table-cell>
          <table:table-cell office:value-type="float" office:value="0.54150611" calcext:value-type="float">
            <text:p>0.54150611</text:p>
          </table:table-cell>
          <table:table-cell office:value-type="float" office:value="0.09936044" calcext:value-type="float">
            <text:p>0.09936044</text:p>
          </table:table-cell>
          <table:table-cell office:value-type="float" office:value="2" calcext:value-type="float">
            <text:p>2</text:p>
          </table:table-cell>
          <table:table-cell office:value-type="float" office:value="1.88837801218033" calcext:value-type="float">
            <text:p>1.88837801218033</text:p>
          </table:table-cell>
          <table:table-cell office:value-type="float" office:value="-0.0939474001526832" calcext:value-type="float">
            <text:p>-0.0939474001526832</text:p>
          </table:table-cell>
          <table:table-cell office:value-type="float" office:value="1.98232541233301" calcext:value-type="float">
            <text:p>1.98232541233301</text:p>
          </table:table-cell>
          <table:table-cell office:value-type="float" office:value="0.280191543138935" calcext:value-type="float">
            <text:p>0.280191543138935</text:p>
          </table:table-cell>
          <table:table-cell office:value-type="float" office:value="0.654224330890076" calcext:value-type="float">
            <text:p>0.654224330890076</text:p>
          </table:table-cell>
          <table:table-cell office:value-type="float" office:value="0.378490682429401" calcext:value-type="float">
            <text:p>0.378490682429401</text:p>
          </table:table-cell>
          <table:table-cell office:value-type="float" office:value="0.181892403848469" calcext:value-type="float">
            <text:p>0.181892403848469</text:p>
          </table:table-cell>
          <table:table-cell office:value-type="float" office:value="0.196598278580932" calcext:value-type="float">
            <text:p>0.196598278580932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2])" office:value-type="float" office:value="0.00142829" calcext:value-type="float">
            <text:p>0.00142829</text:p>
          </table:table-cell>
          <table:table-cell office:value-type="float" office:value="0.00142829" calcext:value-type="float">
            <text:p>0.00142829</text:p>
          </table:table-cell>
          <table:table-cell office:value-type="float" office:value="0.19089694" calcext:value-type="float">
            <text:p>0.19089694</text:p>
          </table:table-cell>
          <table:table-cell office:value-type="float" office:value="0.19232517" calcext:value-type="float">
            <text:p>0.19232517</text:p>
          </table:table-cell>
          <table:table-cell office:value-type="float" office:value="0.54150699" calcext:value-type="float">
            <text:p>0.54150699</text:p>
          </table:table-cell>
          <table:table-cell office:value-type="float" office:value="0.09940044" calcext:value-type="float">
            <text:p>0.09940044</text:p>
          </table:table-cell>
          <table:table-cell office:value-type="float" office:value="2" calcext:value-type="float">
            <text:p>2</text:p>
          </table:table-cell>
          <table:table-cell office:value-type="float" office:value="2.13659200668335" calcext:value-type="float">
            <text:p>2.13659200668335</text:p>
          </table:table-cell>
          <table:table-cell office:value-type="float" office:value="-0.0946034014225005" calcext:value-type="float">
            <text:p>-0.0946034014225005</text:p>
          </table:table-cell>
          <table:table-cell office:value-type="float" office:value="2.23119540810585" calcext:value-type="float">
            <text:p>2.23119540810585</text:p>
          </table:table-cell>
          <table:table-cell office:value-type="float" office:value="0.279920940754237" calcext:value-type="float">
            <text:p>0.279920940754237</text:p>
          </table:table-cell>
          <table:table-cell office:value-type="float" office:value="0.700318435620764" calcext:value-type="float">
            <text:p>0.700318435620764</text:p>
          </table:table-cell>
          <table:table-cell office:value-type="float" office:value="0.427559481386561" calcext:value-type="float">
            <text:p>0.427559481386561</text:p>
          </table:table-cell>
          <table:table-cell office:value-type="float" office:value="0.132282400121912" calcext:value-type="float">
            <text:p>0.132282400121912</text:p>
          </table:table-cell>
          <table:table-cell office:value-type="float" office:value="0.295277081264648" calcext:value-type="float">
            <text:p>0.295277081264648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3])" office:value-type="float" office:value="0.00179327" calcext:value-type="float">
            <text:p>0.00179327</text:p>
          </table:table-cell>
          <table:table-cell office:value-type="float" office:value="0.00179327" calcext:value-type="float">
            <text:p>0.00179327</text:p>
          </table:table-cell>
          <table:table-cell office:value-type="float" office:value="0.18989425" calcext:value-type="float">
            <text:p>0.18989425</text:p>
          </table:table-cell>
          <table:table-cell office:value-type="float" office:value="0.19168751" calcext:value-type="float">
            <text:p>0.19168751</text:p>
          </table:table-cell>
          <table:table-cell office:value-type="float" office:value="0.54150746" calcext:value-type="float">
            <text:p>0.54150746</text:p>
          </table:table-cell>
          <table:table-cell office:value-type="float" office:value="0.09940411" calcext:value-type="float">
            <text:p>0.09940411</text:p>
          </table:table-cell>
          <table:table-cell office:value-type="float" office:value="2" calcext:value-type="float">
            <text:p>2</text:p>
          </table:table-cell>
          <table:table-cell office:value-type="float" office:value="2.29604102373123" calcext:value-type="float">
            <text:p>2.29604102373123</text:p>
          </table:table-cell>
          <table:table-cell office:value-type="float" office:value="-0.0950134009122848" calcext:value-type="float">
            <text:p>-0.0950134009122848</text:p>
          </table:table-cell>
          <table:table-cell office:value-type="float" office:value="2.39105442464352" calcext:value-type="float">
            <text:p>2.39105442464352</text:p>
          </table:table-cell>
          <table:table-cell office:value-type="float" office:value="0.277018142049201" calcext:value-type="float">
            <text:p>0.277018142049201</text:p>
          </table:table-cell>
          <table:table-cell office:value-type="float" office:value="0.737081362978411" calcext:value-type="float">
            <text:p>0.737081362978411</text:p>
          </table:table-cell>
          <table:table-cell office:value-type="float" office:value="0.458645684728399" calcext:value-type="float">
            <text:p>0.458645684728399</text:p>
          </table:table-cell>
          <table:table-cell office:value-type="float" office:value="0.0953905993700028" calcext:value-type="float">
            <text:p>0.0953905993700028</text:p>
          </table:table-cell>
          <table:table-cell office:value-type="float" office:value="0.363255085358396" calcext:value-type="float">
            <text:p>0.363255085358396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4])" office:value-type="float" office:value="0.00201888" calcext:value-type="float">
            <text:p>0.00201888</text:p>
          </table:table-cell>
          <table:table-cell office:value-type="float" office:value="0.00201888" calcext:value-type="float">
            <text:p>0.00201888</text:p>
          </table:table-cell>
          <table:table-cell office:value-type="float" office:value="0.18889424" calcext:value-type="float">
            <text:p>0.18889424</text:p>
          </table:table-cell>
          <table:table-cell office:value-type="float" office:value="0.19091313" calcext:value-type="float">
            <text:p>0.19091313</text:p>
          </table:table-cell>
          <table:table-cell office:value-type="float" office:value="0.54150765" calcext:value-type="float">
            <text:p>0.54150765</text:p>
          </table:table-cell>
          <table:table-cell office:value-type="float" office:value="0.09940374" calcext:value-type="float">
            <text:p>0.09940374</text:p>
          </table:table-cell>
          <table:table-cell office:value-type="float" office:value="2" calcext:value-type="float">
            <text:p>2</text:p>
          </table:table-cell>
          <table:table-cell office:value-type="float" office:value="2.25651700496674" calcext:value-type="float">
            <text:p>2.25651700496674</text:p>
          </table:table-cell>
          <table:table-cell office:value-type="float" office:value="-0.0955874003469943" calcext:value-type="float">
            <text:p>-0.0955874003469943</text:p>
          </table:table-cell>
          <table:table-cell office:value-type="float" office:value="2.35210440531373" calcext:value-type="float">
            <text:p>2.35210440531373</text:p>
          </table:table-cell>
          <table:table-cell office:value-type="float" office:value="0.258055640703533" calcext:value-type="float">
            <text:p>0.258055640703533</text:p>
          </table:table-cell>
          <table:table-cell office:value-type="float" office:value="0.719812143802159" calcext:value-type="float">
            <text:p>0.719812143802159</text:p>
          </table:table-cell>
          <table:table-cell office:value-type="float" office:value="0.449707681024447" calcext:value-type="float">
            <text:p>0.449707681024447</text:p>
          </table:table-cell>
          <table:table-cell office:value-type="float" office:value="0.0664036003826186" calcext:value-type="float">
            <text:p>0.0664036003826186</text:p>
          </table:table-cell>
          <table:table-cell office:value-type="float" office:value="0.383304080641828" calcext:value-type="float">
            <text:p>0.383304080641828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5])" office:value-type="float" office:value="0.00214521" calcext:value-type="float">
            <text:p>0.00214521</text:p>
          </table:table-cell>
          <table:table-cell office:value-type="float" office:value="0.00214521" calcext:value-type="float">
            <text:p>0.00214521</text:p>
          </table:table-cell>
          <table:table-cell office:value-type="float" office:value="0.18789898" calcext:value-type="float">
            <text:p>0.18789898</text:p>
          </table:table-cell>
          <table:table-cell office:value-type="float" office:value="0.19004421" calcext:value-type="float">
            <text:p>0.19004421</text:p>
          </table:table-cell>
          <table:table-cell office:value-type="float" office:value="0.54150778" calcext:value-type="float">
            <text:p>0.54150778</text:p>
          </table:table-cell>
          <table:table-cell office:value-type="float" office:value="0.09940085" calcext:value-type="float">
            <text:p>0.09940085</text:p>
          </table:table-cell>
          <table:table-cell office:value-type="float" office:value="2" calcext:value-type="float">
            <text:p>2</text:p>
          </table:table-cell>
          <table:table-cell office:value-type="float" office:value="2.06049600839615" calcext:value-type="float">
            <text:p>2.06049600839615</text:p>
          </table:table-cell>
          <table:table-cell office:value-type="float" office:value="-0.0966944001615046" calcext:value-type="float">
            <text:p>-0.0966944001615046</text:p>
          </table:table-cell>
          <table:table-cell office:value-type="float" office:value="2.15719040855765" calcext:value-type="float">
            <text:p>2.15719040855765</text:p>
          </table:table-cell>
          <table:table-cell office:value-type="float" office:value="0.22714164110992" calcext:value-type="float">
            <text:p>0.22714164110992</text:p>
          </table:table-cell>
          <table:table-cell office:value-type="float" office:value="0.656788660143295" calcext:value-type="float">
            <text:p>0.656788660143295</text:p>
          </table:table-cell>
          <table:table-cell office:value-type="float" office:value="0.409552281806245" calcext:value-type="float">
            <text:p>0.409552281806245</text:p>
          </table:table-cell>
          <table:table-cell office:value-type="float" office:value="0.0447310004135943" calcext:value-type="float">
            <text:p>0.0447310004135943</text:p>
          </table:table-cell>
          <table:table-cell office:value-type="float" office:value="0.364821281392651" calcext:value-type="float">
            <text:p>0.364821281392651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6])" office:value-type="float" office:value="0.00219501" calcext:value-type="float">
            <text:p>0.00219501</text:p>
          </table:table-cell>
          <table:table-cell office:value-type="float" office:value="0.00219501" calcext:value-type="float">
            <text:p>0.00219501</text:p>
          </table:table-cell>
          <table:table-cell office:value-type="float" office:value="0.1868961" calcext:value-type="float">
            <text:p>0.1868961</text:p>
          </table:table-cell>
          <table:table-cell office:value-type="float" office:value="0.18877304" calcext:value-type="float">
            <text:p>0.18877304</text:p>
          </table:table-cell>
          <table:table-cell office:value-type="float" office:value="0.54150502" calcext:value-type="float">
            <text:p>0.54150502</text:p>
          </table:table-cell>
          <table:table-cell office:value-type="float" office:value="0.0994011" calcext:value-type="float">
            <text:p>0.0994011</text:p>
          </table:table-cell>
          <table:table-cell office:value-type="float" office:value="2" calcext:value-type="float">
            <text:p>2</text:p>
          </table:table-cell>
          <table:table-cell office:value-type="float" office:value="1.54279966652393" calcext:value-type="float">
            <text:p>1.54279966652393</text:p>
          </table:table-cell>
          <table:table-cell office:value-type="float" office:value="-0.0974734015762805" calcext:value-type="float">
            <text:p>-0.0974734015762805</text:p>
          </table:table-cell>
          <table:table-cell office:value-type="float" office:value="1.64027306810022" calcext:value-type="float">
            <text:p>1.64027306810022</text:p>
          </table:table-cell>
          <table:table-cell office:value-type="float" office:value="0.170389440447325" calcext:value-type="float">
            <text:p>0.170389440447325</text:p>
          </table:table-cell>
          <table:table-cell office:value-type="float" office:value="0.498062402215277" calcext:value-type="float">
            <text:p>0.498062402215277</text:p>
          </table:table-cell>
          <table:table-cell office:value-type="float" office:value="0.305789481429383" calcext:value-type="float">
            <text:p>0.305789481429383</text:p>
          </table:table-cell>
          <table:table-cell office:value-type="float" office:value="0.0349893994652666" calcext:value-type="float">
            <text:p>0.0349893994652666</text:p>
          </table:table-cell>
          <table:table-cell office:value-type="float" office:value="0.270800081964116" calcext:value-type="float">
            <text:p>0.270800081964116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7])" office:value-type="float" office:value="0.00221122" calcext:value-type="float">
            <text:p>0.00221122</text:p>
          </table:table-cell>
          <table:table-cell office:value-type="float" office:value="0.00221122" calcext:value-type="float">
            <text:p>0.00221122</text:p>
          </table:table-cell>
          <table:table-cell office:value-type="float" office:value="0.18589516" calcext:value-type="float">
            <text:p>0.18589516</text:p>
          </table:table-cell>
          <table:table-cell office:value-type="float" office:value="0.18762936" calcext:value-type="float">
            <text:p>0.18762936</text:p>
          </table:table-cell>
          <table:table-cell office:value-type="float" office:value="0.54150621" calcext:value-type="float">
            <text:p>0.54150621</text:p>
          </table:table-cell>
          <table:table-cell office:value-type="float" office:value="0.09939939" calcext:value-type="float">
            <text:p>0.09939939</text:p>
          </table:table-cell>
          <table:table-cell office:value-type="float" office:value="2" calcext:value-type="float">
            <text:p>2</text:p>
          </table:table-cell>
          <table:table-cell office:value-type="float" office:value="1.19204464256764" calcext:value-type="float">
            <text:p>1.19204464256764</text:p>
          </table:table-cell>
          <table:table-cell office:value-type="float" office:value="-0.0984574005007742" calcext:value-type="float">
            <text:p>-0.0984574005007742</text:p>
          </table:table-cell>
          <table:table-cell office:value-type="float" office:value="1.29050204306841" calcext:value-type="float">
            <text:p>1.29050204306841</text:p>
          </table:table-cell>
          <table:table-cell office:value-type="float" office:value="0.132972838713322" calcext:value-type="float">
            <text:p>0.132972838713322</text:p>
          </table:table-cell>
          <table:table-cell office:value-type="float" office:value="0.389089641868257" calcext:value-type="float">
            <text:p>0.389089641868257</text:p>
          </table:table-cell>
          <table:table-cell office:value-type="float" office:value="0.235720476955175" calcext:value-type="float">
            <text:p>0.235720476955175</text:p>
          </table:table-cell>
          <table:table-cell office:value-type="float" office:value="0.0302252004714683" calcext:value-type="float">
            <text:p>0.0302252004714683</text:p>
          </table:table-cell>
          <table:table-cell office:value-type="float" office:value="0.205495276483707" calcext:value-type="float">
            <text:p>0.205495276483707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8])" office:value-type="float" office:value="0.00153085" calcext:value-type="float">
            <text:p>0.00153085</text:p>
          </table:table-cell>
          <table:table-cell office:value-type="float" office:value="0.00153085" calcext:value-type="float">
            <text:p>0.00153085</text:p>
          </table:table-cell>
          <table:table-cell office:value-type="float" office:value="0.18489593" calcext:value-type="float">
            <text:p>0.18489593</text:p>
          </table:table-cell>
          <table:table-cell office:value-type="float" office:value="0.18642678" calcext:value-type="float">
            <text:p>0.18642678</text:p>
          </table:table-cell>
          <table:table-cell office:value-type="float" office:value="0.54150746" calcext:value-type="float">
            <text:p>0.54150746</text:p>
          </table:table-cell>
          <table:table-cell office:value-type="float" office:value="0.09939824" calcext:value-type="float">
            <text:p>0.09939824</text:p>
          </table:table-cell>
          <table:table-cell office:value-type="float" office:value="2" calcext:value-type="float">
            <text:p>2</text:p>
          </table:table-cell>
          <table:table-cell office:value-type="float" office:value="0.867355000972748" calcext:value-type="float">
            <text:p>0.867355000972748</text:p>
          </table:table-cell>
          <table:table-cell office:value-type="float" office:value="-0.0993593998253344" calcext:value-type="float">
            <text:p>-0.0993593998253344</text:p>
          </table:table-cell>
          <table:table-cell office:value-type="float" office:value="0.966714400798082" calcext:value-type="float">
            <text:p>0.966714400798082</text:p>
          </table:table-cell>
          <table:table-cell office:value-type="float" office:value="0.0983729398925789" calcext:value-type="float">
            <text:p>0.0983729398925789</text:p>
          </table:table-cell>
          <table:table-cell office:value-type="float" office:value="0.289675966430112" calcext:value-type="float">
            <text:p>0.289675966430112</text:p>
          </table:table-cell>
          <table:table-cell office:value-type="float" office:value="0.170514080096036" calcext:value-type="float">
            <text:p>0.170514080096036</text:p>
          </table:table-cell>
          <table:table-cell office:value-type="float" office:value="0.0262317996891215" calcext:value-type="float">
            <text:p>0.0262317996891215</text:p>
          </table:table-cell>
          <table:table-cell office:value-type="float" office:value="0.144282280406915" calcext:value-type="float">
            <text:p>0.1442822804069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29:09.271865860</dc:date>
    <meta:editing-duration>PT57S</meta:editing-duration>
    <meta:editing-cycles>3</meta:editing-cycles>
    <meta:document-statistic meta:table-count="1" meta:cell-count="396" meta:object-count="0"/>
  </office:meta>
</office:document-meta>
</file>